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$ cd Desktop</text:p>
      <text:p text:style-name="Standard">$ cd doc_base</text:p>
      <text:p text:style-name="Standard">$ ls</text:p>
      <text:p text:style-name="Standard">docindex.html <text:s/>moby_dick_1 <text:s/>moby_dick_3 <text:s/>moby_dick_5<text:tab/>__pycache__ <text:s/>word.py</text:p>
      <text:p text:style-name="Standard">docindex.pyc <text:s text:c="2"/>moby_dick_2 <text:s/>moby_dick_4 <text:s/>moby_dick.txt<text:tab/>word.html <text:s text:c="3"/>word.pyc</text:p>
      <text:p text:style-name="Standard">$ python33 docindex.pyc</text:p>
      <text:p text:style-name="Standard"></text:p>
      <text:p text:style-name="Standard">Enter document name or ENTER to quit testing: moby <text:s text:c="6"/></text:p>
      <text:p text:style-name="Standard"></text:p>
      <text:p text:style-name="Standard">Could not open / read file 'moby'</text:p>
      <text:p text:style-name="Standard"></text:p>
      <text:p text:style-name="Standard">Enter document name or ENTER to quit testing: moby_dick_5</text:p>
      <text:p text:style-name="Standard"></text:p>
      <text:p text:style-name="Standard">Testing __str__ method: w/ a 'print' statement</text:p>
      <text:p text:style-name="Standard">"moby_dick_5 :: 88 lines; 378 unique words"</text:p>
      <text:p text:style-name="Standard"></text:p>
      <text:p text:style-name="Standard">Testing get_label method:</text:p>
      <text:p text:style-name="Standard">moby_dick_5</text:p>
      <text:p text:style-name="Standard"></text:p>
      <text:p text:style-name="Standard">Print the document? [Y/N]: y</text:p>
      <text:p text:style-name="Standard"></text:p>
      <text:p text:style-name="Standard">CHAPTER 5</text:p>
      <text:p text:style-name="Standard"></text:p>
      <text:p text:style-name="Standard">Breakfast</text:p>
      <text:p text:style-name="Standard"></text:p>
      <text:p text:style-name="Standard"></text:p>
      <text:p text:style-name="Standard">I quickly followed suit, and descending into the bar-room accosted</text:p>
      <text:p text:style-name="Standard">the grinning landlord very pleasantly. <text:s/>I cherished no malice</text:p>
      <text:p text:style-name="Standard">towards him, though he had been skylarking with me not a little</text:p>
      <text:p text:style-name="Standard">in the matter of my bedfellow.</text:p>
      <text:p text:style-name="Standard"></text:p>
      <text:p text:style-name="Standard">However, a good laugh is a mighty good thing, and rather too</text:p>
      <text:p text:style-name="Standard">scarce a good thing; the more's the pity. <text:s/>So, if any one man,</text:p>
      <text:p text:style-name="Standard">in his own proper person, afford stuff for a good joke</text:p>
      <text:p text:style-name="Standard">to anybody, let him not be backward, but let him cheerfully</text:p>
      <text:p text:style-name="Standard">allow himself to spend and to be spent in that way.</text:p>
      <text:p text:style-name="Standard">And the man that has anything bountifully laughable about him,</text:p>
      <text:p text:style-name="Standard">be sure there is more in that man than you perhaps think for.</text:p>
      <text:p text:style-name="Standard"></text:p>
      <text:p text:style-name="Standard">The bar-room was now full of the boarders who had been dropping</text:p>
      <text:p text:style-name="Standard">in the night previous, and whom I had not as yet had a good look at.</text:p>
      <text:p text:style-name="Standard">They were nearly all whalemen; chief mates, and second mates,</text:p>
      <text:p text:style-name="Standard">and third mates, and sea carpenters, and sea coopers,</text:p>
      <text:p text:style-name="Standard">and sea blacksmiths, and harpooneers, and ship keepers;</text:p>
      <text:p text:style-name="Standard">a brown and brawny company, with bosky beards; an unshorn,</text:p>
      <text:p text:style-name="Standard">shaggy set, all wearing monkey jackets for morning gowns.</text:p>
      <text:p text:style-name="Standard"></text:p>
      <text:p text:style-name="Standard">You could pretty plainly tell how long each one had been ashore.</text:p>
      <text:p text:style-name="Standard">This young fellow's healthy cheek is like a sun-toasted</text:p>
      <text:p text:style-name="Standard"><text:soft-page-break/>pear in hue, and would seem to smell almost as musky;</text:p>
      <text:p text:style-name="Standard">he cannot have been three days landed from his Indian voyage.</text:p>
      <text:p text:style-name="Standard">That man next him looks a few shades lighter; you might say</text:p>
      <text:p text:style-name="Standard">a touch of satin wood is in him. <text:s/>In the complexion of a third</text:p>
      <text:p text:style-name="Standard">still lingers a tropic tawn, but slightly bleached withal;</text:p>
      <text:p text:style-name="Standard">he doubtless has tarried whole weeks ashore. <text:s/>But who could</text:p>
      <text:p text:style-name="Standard">show a cheek like Queequeg? which, barred with various tints,</text:p>
      <text:p text:style-name="Standard">seemed like the Andes' western slope, to show forth in one array,</text:p>
      <text:p text:style-name="Standard">contrasting climates, zone by zone.</text:p>
      <text:p text:style-name="Standard"></text:p>
      <text:p text:style-name="Standard">"Grub, ho!" now cried the landlord, flinging open a door,</text:p>
      <text:p text:style-name="Standard">and in we went to breakfast.</text:p>
      <text:p text:style-name="Standard"></text:p>
      <text:p text:style-name="Standard">They say that men who have seen the world, thereby become</text:p>
      <text:p text:style-name="Standard">quite at ease in manner, quite self-possessed in company.</text:p>
      <text:p text:style-name="Standard">Not always, though: <text:s/>Ledyard, the great New England traveller,</text:p>
      <text:p text:style-name="Standard">and Mungo Park, the Scotch one; of all men, they possessed</text:p>
      <text:p text:style-name="Standard">the least assurance in the parlor. <text:s/>But perhaps the mere</text:p>
      <text:p text:style-name="Standard">crossing of Siberia in a sledge drawn by dogs as Ledyard did,</text:p>
      <text:p text:style-name="Standard">or the taking a long solitary walk on an empty stomach, in the negro</text:p>
      <text:p text:style-name="Standard">heart of Africa, which was the sum of poor Mungo's performances--</text:p>
      <text:p text:style-name="Standard">this kind of travel, I say, may not be the very best mode</text:p>
      <text:p text:style-name="Standard">of attaining a high social polish. <text:s/>Still, for the most part,</text:p>
      <text:p text:style-name="Standard">that sort of thing is to be had anywhere.</text:p>
      <text:p text:style-name="Standard"></text:p>
      <text:p text:style-name="Standard">These reflections just here are occasioned by the circumstance</text:p>
      <text:p text:style-name="Standard">that after we were all seated at the table, and I was preparing</text:p>
      <text:p text:style-name="Standard">to hear some good stories about whaling; to my no small</text:p>
      <text:p text:style-name="Standard">surprise nearly every man maintained a profound silence.</text:p>
      <text:p text:style-name="Standard">And not only that, but they looked embarrassed. <text:s/>Yes, here were</text:p>
      <text:p text:style-name="Standard">a set of sea-dogs, many of whom without the slightest bashfulness</text:p>
      <text:p text:style-name="Standard">had boarded great whales on the high seas--entire strangers to them--</text:p>
      <text:p text:style-name="Standard">and duelled them dead without winking; and yet, here they</text:p>
      <text:p text:style-name="Standard">sat at a social breakfast table--all of the same calling,</text:p>
      <text:p text:style-name="Standard">all of kindred tastes--looking round as sheepishly at each other</text:p>
      <text:p text:style-name="Standard">as though they had never been out of sight of some sheepfold</text:p>
      <text:p text:style-name="Standard">among the Green Mountains. <text:s/>A curious sight; these bashful bears,</text:p>
      <text:p text:style-name="Standard">these timid warrior whalemen!</text:p>
      <text:p text:style-name="Standard"></text:p>
      <text:p text:style-name="Standard">But as for Queequeg--why, Queequeg sat there among them--</text:p>
      <text:p text:style-name="Standard">at the head of the table, too, it so chanced; as cool as an icicle.</text:p>
      <text:p text:style-name="Standard">To be sure I cannot say much for his breeding. <text:s/>His greatest</text:p>
      <text:p text:style-name="Standard">admirer could not have cordially justified his bringing his harpoon</text:p>
      <text:p text:style-name="Standard">into breakfast with him, and using it there without ceremony;</text:p>
      <text:p text:style-name="Standard">reaching over the table with it, to the imminent jeopardy</text:p>
      <text:p text:style-name="Standard">of many heads, and grappling the beefsteaks towards him.</text:p>
      <text:p text:style-name="Standard">But that was certainly very coolly done by him, and every one</text:p>
      <text:p text:style-name="Standard">knows that in most people's estimation, to do anything coolly</text:p>
      <text:p text:style-name="Standard">is to do it genteelly.</text:p>
      <text:p text:style-name="Standard"><text:soft-page-break/></text:p>
      <text:p text:style-name="Standard">We will not speak of all Queequeg's peculiarities here;</text:p>
      <text:p text:style-name="Standard">how he eschewed coffee and hot rolls, and applied his undivided</text:p>
      <text:p text:style-name="Standard">attention to beefsteaks, done rare. <text:s/>Enough, that when breakfast</text:p>
      <text:p text:style-name="Standard">was over he withdrew like the rest into the public room,</text:p>
      <text:p text:style-name="Standard">lighted his tomahawk-pipe, and was sitting there quietly</text:p>
      <text:p text:style-name="Standard">digesting and smoking with his inseparable hat on, when I</text:p>
      <text:p text:style-name="Standard">sallied out for a stroll.</text:p>
      <text:p text:style-name="Standard"></text:p>
      <text:p text:style-name="Standard"></text:p>
      <text:p text:style-name="Standard"></text:p>
      <text:p text:style-name="Standard">Test __repr__ method? [Y/N]: y</text:p>
      <text:p text:style-name="Standard">Title: moby_dick_5</text:p>
      <text:p text:style-name="Standard">{'like': [28, 35, 36, 82], 'hear': [56], 'curious': [65], 'may': [50], 'sea-dogs': [59], 'some': [56, 64], 'no': [7, 56], 'weeks': [34], 'timid': [66], 'slightest': [59], 'head': [69], 'sledge': [47], 'man': [12, 16, 17, 31, 57], 'stories': [56], 'were': [21, 55, 58], 'crossing': [47], 'himself': [15], 'world': [42], 'has': [16, 34], 'bar-room': [6, 19], 'heads': [74], 'justified': [71], 'admirer': [71], 'pretty': [27], 'doubtless': [34], 'had': [8, 19, 20, 27, 52, 60, 64], 'imminent': [73], 'social': [51, 62], 'duelled': [61], 'have': [30, 42, 71], 'negro': [48], 'sheepfold': [64], 'profound': [57], 'to': [14, 15, 29, 36, 40, 52, 56, 60, 70, 73, 76, 77, 81], 'full': [19], 'cordially': [71], 'traveller': [44], 'forth': [36], 'among': [65, 68], 'rather': [11], 'do': [76, 77], 'looked': [58], 'bleached': [33], 'africa': [49], 'become': [42], 'these': [54, 65, 66], 'thing': [11, 12, 52], 'slope': [36], 'plainly': [27], 'think': [17], 'three': [30], 'one': [12, 27, 36, 45, 75], 'be': [14, 15, 17, 50, 52, 70], 'but': [14, 33, 34, 46, 58, 68, 75], 'cheerfully': [14], 'maintained': [57], 'mighty': [11], 'beards': [24], 'grub': [39], 'hat': [84], 'reaching': [73], 'touch': [32], 'icicle': [69], 'few': [31], 'grappling': [74], 'embarrassed': [58], 'tomahawk-pipe': [83], 'an': [24, 48, 69], 'suit': [6], 'peculiarities': [79], 'knows': [76], 'not': [8, 14, 20, 44, 50, 58, 71, 79], 'now': [19, 39], 'dropping': [19], 'cried': [39], 'at': [20, 43, 55, 62, 63, 69], 'which': [35, 49], 'sallied': [85], 'afford': [13], 'as': [20, 29, 47, 63, 64, 68, 69], 'surprise': [57], 'long': [27, 48], 'sun-toasted': [28], 'occasioned': [54], 'you': [17, 27, 31], 'beefsteaks': [74, 81], 'heart': [49], 'andes': [36], 'with': [8, 24, 35, 72, 73, 84], 'whaling': [56], 'bashful': [65], 'still': [33, 51], 'this': [28, 50], "queequeg's": [79], 'would': [29], 'look': [20], 'ashore': [27, 34], 'done': [75, 81], 'days': [30], 'ledyard': [44, 47], 'applied': [80], 'cool': [69], 'sight': [64, 65], 'new': [44], 'all': [21, 25, 45, 55, 63, 79], 'dead': [61], 'gowns': [25], 'been': [8, 19, 27, 30, 64], 'silence': [57], 'followed': [6], 'bedfellow': [9], 'queequeg--why': [68], 'drawn': [47], 'brown': [24], 'much': [70], 'queequeg': [35, 68], 'yet': [20, 61], 'open': [39], 'keepers': [23], 'calling': [62], 'blacksmiths': [23], 'just': [54], 'too': [11, 69], 'lingers': [33], 'musky': [29], 'barred': [35], 'own': [13], 'rolls': [80], 'we': [40, 55, 79], 'digesting': [84], 'perhaps': [17, 46], 'small': [56], 'manner': [43], 'whalemen': [21, 66], 'did': [47], 'inseparable': [84], 'room': [82], 'coolly': [75, 76], 'could': [27, 34, 71], 'seemed': [36], 'jackets': [25], 'every': [57, 75], 'bountifully': [16], 'how': [27, 80], 'satin': [32], 'laughable': [16], 'smoking': [84], 'a': [8, 11, 12, 13, 20, 24, 28, 31, 32, 33, 35, 39, 47, 48, 51, 57, 59, 62, 65, 85], 'tints': [35], 'lighter': [31], 'i': [6, 7, 20, 50, 55, 70, 84], 'whom': [20, 59], 'cannot': [30, 70], 'company': [24, 43], 'person': [13], 'without': [59, 61, 72], 'lighted': [83], 'rare': [81], 'my': [9, 56], 'out': [64, 85], 'breeding': [70], 'same': [62], 'hot': [80], 'mates': [21, 22], 'bashfulness': [59], 'other': [63], 'coopers': [22], 'slightly': [33], 'greatest': [70], 'me': [8], 'attention': [81], 'anybody': [14], 'contrasting': [37], "mungo's": [49], 'laugh': [11], 'high': [51, 60], 'withal': [33], 'second': [21], 'smell': [29], 'self-possessed': [43], 'into': [6, 72, 82], 'so': [12, 69], 'certainly': [75], 'him': [8, 14, 16, 31, 32, 72, 74, 75], 'when': [81, 84], 'there': [17, 68, 72, 83], 'anything': [16, 76], 'his': [13, 30, 70, 71, 80, 83, 84], 'malice': [7], 'is': [11, 17, 28, 32, 52, 77], 'tawn': [33], 'nearly': [21, 57], 'backward': [14], 'never': [64], 'the': [6, 7, 9, 12, 16, 19, 20, 32, 36, 39, 42, 44, 45, 46, 48, 49, 50, 51, 54, 55, 59, 60, 62, 65, 69, 73, 74, 82], 'preparing': [55], 'looks': [31], 'least': [46], 'tropic': [33], 'chapter': [1], 'circumstance': [54], 'young': [28], 'skylarking': [8], 'seas--entire': [60], 'wearing': [25], 'travel': [50], 'tell': [27], 'pear': [29], 'monkey': <text:soft-page-break/>[25], 'poor': [49], 'morning': [25], 'empty': [48], 'green': [65], 'table--all': [62], 'england': [44], 'ease': [43], 'night': [20], 'parlor': [46], 'zone': [37], 'stomach': [48], 'little': [8], 'solitary': [48], 'strangers': [60], 'siberia': [47], 'dogs': [47], 'healthy': [28], 'stroll': [85], 'mountains': [65], 'accosted': [6], 'might': [31], 'winking': [61], 'cheek': [28, 35], 'over': [73, 82], 'who': [19, 34, 42], 'sort': [52], 'they': [21, 42, 45, 58, 61, 64], 'carpenters': [22], 'breakfast': [3, 40, 62, 72, 81], 'complexion': [32], 'array': [36], 'each': [27, 63], 'harpooneers': [23], 'ship': [23], 'them': [60, 61, 68], 'and': [6, 11, 15, 16, 20, 21, 22, 23, 24, 29, 40, 45, 55, 58, 61, 72, 74, 75, 80, 83, 84], 'undivided': [80], 'boarded': [60], 'bosky': [24], 'quickly': [6], 'however': [11], 'shaggy': [25], 'way': [15], 'any': [12], 'thereby': [42], 'polish': [51], 'was': [19, 49, 55, 75, 82, 83], "people's": [76], 'whole': [34], 'if': [12], 'about': [16, 56], 'many': [59, 74], 'will': [79], 'most': [51, 76], 'in': [9, 13, 15, 17, 20, 29, 32, 36, 40, 43, 46, 47, 48, 76], 'harpoon': [71], 'performances': [49], 'it': [69, 72, 73, 77], 'best': [50], 'descending': [6], 'boarders': [19], 'matter': [9], 'mungo': [45], 'seated': [55], 'sat': [62, 68], 'walk': [48], 'say': [31, 42, 50, 70], 'chanced': [69], 'flinging': [39], 'towards': [8, 74], 'went': [40], 'reflections': [54], 'let': [14], 'quite': [43], 'kind': [50], 'from': [30], 'rest': [82], 'round': [63], 'attaining': [51], 'by': [37, 47, 54, 75], 'show': [35, 36], 'hue': [29], 'men': [42, 45], 'assurance': [46], 'door': [39], 'using': [72], 'unshorn': [24], 'more': [17], 'pleasantly': [7], 'here': [54, 58, 61, 79], 'scotch': [45], 'part': [51], 'shades': [31], 'table': [55, 69, 73], 'eschewed': [80], 'estimation': [76], 'park': [45], 'landlord': [7, 39], 'grinning': [7], 'of': [9, 19, 32, 45, 47, 49, 50, 51, 52, 59, 62, 63, 64, 69, 74, 79], 'seen': [42], 'bears': [65], 'after': [55], 'seem': [29], 'on': [48, 60, 84], 'cherished': [7], 'or': [48], 'great': [44, 60], 'climates': [37], 'next': [31], 'chief': [21], 'wood': [32], 'withdrew': [82], 'than': [17], 'taking': [48], 'brawny': [24], 'third': [22, 32], 'pity': [12], 'spent': [15], 'warrior': [66], 'good': [11, 12, 13, 20, 56], 'spend': [15], 'ceremony': [72], 'that': [15, 16, 17, 31, 42, 52, 55, 58, 75, 76, 81], 'allow': [15], 'joke': [13], 'bringing': [71], 'only': [58], 'ho': [39], 'speak': [79], "more's": [12], 'quietly': [83], 'indian': [30], 'jeopardy': [73], 'he': [8, 30, 34, 80, 82], 'sheepishly': [63], 'scarce': [12], 'sure': [17, 70], 'enough': [81], 'anywhere': [52], 'tastes--looking': [63], 'voyage': [30], 'are': [54], 'public': [82], 'previous': [20], 'possessed': [45], 'sum': [49], 'whales': [60], 'yes': [58], 'always': [44], 'though': [8, 44, 64], 'sea': [22, 23], 'proper': [13], 'tarried': [34], 'western': [36], "fellow's": [28], 'landed': [30], 'mode': [50], 'set': [25, 59], 'various': [35], 'kindred': [63], 'coffee': [80], 'sitting': [83], 'mere': [46], 'almost': [29], 'very': [7, 50, 75], 'stuff': [13], 'genteelly': [77], 'for': [13, 17, 25, 51, 68, 70, 85]}</text:p>
      <text:p text:style-name="Standard"></text:p>
      <text:p text:style-name="Standard"></text:p>
      <text:p text:style-name="Standard">Test get_words method?: [Y/N]: y</text:p>
      <text:p text:style-name="Standard">['a', 'about', 'accosted', 'admirer', 'afford', 'africa', 'after', 'all', 'allow', 'almost', 'always', 'among', 'an', 'and', 'andes', 'any', 'anybody', 'anything', 'anywhere', 'applied', 'are', 'array', 'as', 'ashore', 'assurance', 'at', 'attaining', 'attention', 'backward', 'bar-room', 'barred', 'bashful', 'bashfulness', 'be', 'beards', 'bears', 'become', 'bedfellow', 'beefsteaks', 'been', 'best', 'blacksmiths', 'bleached', 'boarded', 'boarders', 'bosky', 'bountifully', 'brawny', 'breakfast', 'breeding', 'bringing', 'brown', 'but', 'by', 'calling', 'cannot', 'carpenters', 'ceremony', 'certainly', 'chanced', 'chapter', 'cheek', 'cheerfully', 'cherished', 'chief', 'circumstance', 'climates', 'coffee', 'company', 'complexion', 'contrasting', 'cool', 'coolly', 'coopers', 'cordially', 'could', 'cried', 'crossing', 'curious', 'days', 'dead', 'descending', 'did', 'digesting', 'do', 'dogs', 'done', 'door', 'doubtless', 'drawn', 'dropping', 'duelled', 'each', 'ease', 'embarrassed', 'empty', 'england', 'enough', 'eschewed', 'estimation', 'every', "fellow's", 'few', 'flinging', 'followed', 'for', 'forth', 'from', 'full', 'genteelly', 'good', 'gowns', 'grappling', 'great', 'greatest', 'green', 'grinning', 'grub', 'had', 'harpoon', 'harpooneers', 'has', 'hat', 'have', 'he', 'head', 'heads', 'healthy', 'hear', 'heart', 'here', 'high', 'him', 'himself', 'his', 'ho', 'hot', 'how', 'however', 'hue', 'i', 'icicle', 'if', 'imminent', 'in', 'indian', 'inseparable', 'into', 'is', 'it', 'jackets', 'jeopardy', 'joke', 'just', 'justified', 'keepers', 'kind', 'kindred', 'knows', 'landed', 'landlord', 'laugh', 'laughable', 'least', 'ledyard', 'let', 'lighted', 'lighter', 'like', 'lingers', 'little', 'long', 'look', 'looked', 'looks', 'maintained', 'malice', 'man', 'manner', 'many', 'mates', 'matter', 'may', 'me', 'men', 'mere', 'might', 'mighty', 'mode', 'monkey', 'more', "more's", 'morning', 'most', 'mountains', 'much', 'mungo', "mungo's", 'musky', 'my', 'nearly', 'negro', 'never', 'new', 'next', 'night', 'no', 'not', 'now', 'occasioned', 'of', 'on', 'one', <text:soft-page-break/>'only', 'open', 'or', 'other', 'out', 'over', 'own', 'park', 'parlor', 'part', 'pear', 'peculiarities', "people's", 'performances', 'perhaps', 'person', 'pity', 'plainly', 'pleasantly', 'polish', 'poor', 'possessed', 'preparing', 'pretty', 'previous', 'profound', 'proper', 'public', 'queequeg', "queequeg's", 'queequeg--why', 'quickly', 'quietly', 'quite', 'rare', 'rather', 'reaching', 'reflections', 'rest', 'rolls', 'room', 'round', 'sallied', 'same', 'sat', 'satin', 'say', 'scarce', 'scotch', 'sea', 'sea-dogs', 'seas--entire', 'seated', 'second', 'seem', 'seemed', 'seen', 'self-possessed', 'set', 'shades', 'shaggy', 'sheepfold', 'sheepishly', 'ship', 'show', 'siberia', 'sight', 'silence', 'sitting', 'skylarking', 'sledge', 'slightest', 'slightly', 'slope', 'small', 'smell', 'smoking', 'so', 'social', 'solitary', 'some', 'sort', 'speak', 'spend', 'spent', 'still', 'stomach', 'stories', 'strangers', 'stroll', 'stuff', 'suit', 'sum', 'sun-toasted', 'sure', 'surprise', 'table', 'table--all', 'taking', 'tarried', 'tastes--looking', 'tawn', 'tell', 'than', 'that', 'the', 'them', 'there', 'thereby', 'these', 'they', 'thing', 'think', 'third', 'this', 'though', 'three', 'timid', 'tints', 'to', 'tomahawk-pipe', 'too', 'touch', 'towards', 'travel', 'traveller', 'tropic', 'undivided', 'unshorn', 'using', 'various', 'very', 'voyage', 'walk', 'warrior', 'was', 'way', 'we', 'wearing', 'weeks', 'went', 'were', 'western', 'whalemen', 'whales', 'whaling', 'when', 'which', 'who', 'whole', 'whom', 'will', 'winking', 'with', 'withal', 'withdrew', 'without', 'wood', 'world', 'would', 'yes', 'yet', 'you', 'young', 'zone']</text:p>
      <text:p text:style-name="Standard"></text:p>
      <text:p text:style-name="Standard">Test get_context method?: [Y/N]: y</text:p>
      <text:p text:style-name="Standard">Enter a search word or ENTER to quit: queequag</text:p>
      <text:p text:style-name="Standard">Enter integer number of leading and trailing lines: 6 7</text:p>
      <text:p text:style-name="Standard">Traceback (most recent call last):</text:p>
      <text:p text:style-name="Standard"><text:s text:c="2"/>File "./docindex.py", line 157, in &lt;module&gt;</text:p>
      <text:p text:style-name="Standard">ValueError: invalid literal for int() with base 10: '6 7'</text:p>
      <text:p text:style-name="Standard">$ </text:p>
      <text:p text:style-name="Standard">$ python33 docindex.pyc</text:p>
      <text:p text:style-name="Standard"></text:p>
      <text:p text:style-name="Standard">Enter document name or ENTER to quit testing: mody_dick_4</text:p>
      <text:p text:style-name="Standard"></text:p>
      <text:p text:style-name="Standard">Could not open / read file 'mody_dick_4'</text:p>
      <text:p text:style-name="Standard"></text:p>
      <text:p text:style-name="Standard">Enter document name or ENTER to quit testing: moby_dick_4</text:p>
      <text:p text:style-name="Standard"></text:p>
      <text:p text:style-name="Standard">Testing __str__ method: w/ a 'print' statement</text:p>
      <text:p text:style-name="Standard">"moby_dick_4 :: 161 lines; 660 unique words"</text:p>
      <text:p text:style-name="Standard"></text:p>
      <text:p text:style-name="Standard">Testing get_label method:</text:p>
      <text:p text:style-name="Standard">moby_dick_4</text:p>
      <text:p text:style-name="Standard"></text:p>
      <text:p text:style-name="Standard">Print the document? [Y/N]: n</text:p>
      <text:p text:style-name="Standard">Skipping 'Print the document'</text:p>
      <text:p text:style-name="Standard"></text:p>
      <text:p text:style-name="Standard">Test __repr__ method? [Y/N]: n</text:p>
      <text:p text:style-name="Standard">Skipping 'Test __repr__ method'</text:p>
      <text:p text:style-name="Standard"></text:p>
      <text:p text:style-name="Standard">Test get_words method?: [Y/N]: n</text:p>
      <text:p text:style-name="Standard">Skipping 'Test get_words method'</text:p>
      <text:p text:style-name="Standard"></text:p>
      <text:p text:style-name="Standard">Test get_context method?: [Y/N]: y</text:p>
      <text:p text:style-name="Standard">Enter a search word or ENTER to quit: quilt</text:p>
      <text:p text:style-name="Standard">Enter integer number of leading and trailing lines: 3</text:p>
      <text:p text:style-name="Standard">----------------------------------------</text:p>
      <text:p text:style-name="Standard"><text:soft-page-break/><text:s text:c="3"/>12) <text:s/>owing I suppose to his keeping his arm at sea unmethodically in sun</text:p>
      <text:p text:style-name="Standard"><text:s text:c="3"/>13) <text:s/>and shade, his shirt sleeves irregularly rolled up at various times--</text:p>
      <text:p text:style-name="Standard"><text:s text:c="3"/>14) <text:s/>this same arm of his, I say, looked for all the world like a strip</text:p>
      <text:p text:style-name="Standard"><text:s text:c="3"/>15) <text:s/>of that same patchwork quilt. <text:s/>Indeed, partly lying on it as the arm</text:p>
      <text:p text:style-name="Standard"><text:s text:c="3"/>16) <text:s/>did when I first awoke, I could hardly tell it from the quilt,</text:p>
      <text:p text:style-name="Standard"><text:s text:c="3"/>17) <text:s/>they so blended their hues together; and it was only by the sense</text:p>
      <text:p text:style-name="Standard"><text:s text:c="3"/>18) <text:s/>of weight and pressure that I could tell that Queequeg was hugging me.</text:p>
      <text:p text:style-name="Standard">----------------------------------------</text:p>
      <text:p text:style-name="Standard"><text:s text:c="3"/>13) <text:s/>and shade, his shirt sleeves irregularly rolled up at various times--</text:p>
      <text:p text:style-name="Standard"><text:s text:c="3"/>14) <text:s/>this same arm of his, I say, looked for all the world like a strip</text:p>
      <text:p text:style-name="Standard"><text:s text:c="3"/>15) <text:s/>of that same patchwork quilt. <text:s/>Indeed, partly lying on it as the arm</text:p>
      <text:p text:style-name="Standard"><text:s text:c="3"/>16) <text:s/>did when I first awoke, I could hardly tell it from the quilt,</text:p>
      <text:p text:style-name="Standard"><text:s text:c="3"/>17) <text:s/>they so blended their hues together; and it was only by the sense</text:p>
      <text:p text:style-name="Standard"><text:s text:c="3"/>18) <text:s/>of weight and pressure that I could tell that Queequeg was hugging me.</text:p>
      <text:p text:style-name="Standard"><text:s text:c="3"/>19) <text:s/></text:p>
      <text:p text:style-name="Standard"></text:p>
      <text:p text:style-name="Standard">Enter another search word or ENTER to quit: </text:p>
      <text:p text:style-name="Standard"></text:p>
      <text:p text:style-name="Standard">Enter document name or ENTER to quit testing: ^CTraceback (most recent call last):</text:p>
      <text:p text:style-name="Standard"><text:s text:c="2"/>File "./docindex.py", line 108, in &lt;module&gt;</text:p>
      <text:p text:style-name="Standard">KeyboardInterrupt</text:p>
      <text:p text:style-name="Standard">$ <text:s text:c="2"/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sey Bladow</meta:initial-creator>
    <meta:creation-date>2013-10-23T12:14:05</meta:creation-date>
    <dc:date>2013-10-23T12:15:35</dc:date>
    <dc:creator>Casey Bladow</dc:creator>
    <meta:editing-duration>P0D</meta:editing-duration>
    <meta:editing-cycles>1</meta:editing-cycles>
    <meta:document-statistic meta:table-count="0" meta:image-count="0" meta:object-count="0" meta:page-count="6" meta:paragraph-count="173" meta:word-count="2653" meta:character-count="17958" meta:non-whitespace-character-count="15185"/>
    <meta:generator>LibreOffice/3.5$Linux_X86_64 LibreOffice_project/350m1$Build-2</meta:generator>
  </office:meta>
</office:document-meta>
</file>